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TableContents" style:list-style-name="LFO1" style:family="paragraph">
      <style:text-properties fo:language="ru" fo:country="RU"/>
    </style:style>
    <style:style style:name="P34" style:parent-style-name="TableContents" style:list-style-name="LFO1" style:family="paragraph">
      <style:text-properties fo:language="ru" fo:country="RU"/>
    </style:style>
    <style:style style:name="P35" style:parent-style-name="TableContents" style:list-style-name="LFO1" style:family="paragraph">
      <style:text-properties fo:language="ru" fo:country="RU"/>
    </style:style>
    <style:style style:name="P36" style:parent-style-name="TableContents" style:list-style-name="LFO1" style:family="paragraph"/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P74" style:parent-style-name="TableContents" style:family="paragraph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ru" fo:country="RU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ru" fo:country="RU"/>
    </style:style>
    <style:style style:name="P90" style:parent-style-name="TableContents" style:family="paragraph">
      <style:text-properties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TableContents" style:family="paragraph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P127" style:parent-style-name="TableContents" style:family="paragraph">
      <style:text-properties fo:language="ru" fo:country="RU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ableCell13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language="ru" fo:country="RU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language="ru" fo:country="RU"/>
    </style:style>
    <style:style style:name="P15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Аввакумов Артур Серг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Одна из возможностей реализаций концепции полиморфизма в<text:s/></text:span>Java<text:span text:style-name="T18">.<text:s/></text:span><text:span text:style-name="T19">При наследовании дочерний класс может переопределить метод из родительского класса, то есть использовать свою реализацию при той же сигнатуре метода.</text:span>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P24">Абстрактный класс,<text:s/>финальный класс, обычный класс, статический вложенный класс, внутренний класс, локальный класс, анонимный класс, перечисление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 использовать модификатор<text:s/></text:span>final<text:span text:style-name="T28">?</text:span></text:p>
          </table:table-cell>
          <table:table-cell table:style-name="TableCell29">
            <text:p text:style-name="TableContents"><text:span text:style-name="T30">Модификатор<text:s/></text:span>final<text:span text:style-name="T31"><text:s/></text:span><text:span text:style-name="T32">может использоваться для следующих целей:</text:span></text:p>
            <text:list text:style-name="LFO1" text:continue-numbering="true">
              <text:list-item>
                <text:p text:style-name="P33">Объявить, что значение, присвоенное ссылке, не может быть изменено;</text:p>
              </text:list-item>
              <text:list-item>
                <text:p text:style-name="P34">Указать, что от класса нельзя наследоваться;</text:p>
              </text:list-item>
              <text:list-item>
                <text:p text:style-name="P35">Указать, что при наследовании этот метод в дочернем классе нельзя переопределить, но можно перегрузить;</text:p>
              </text:list-item>
              <text:list-item>
                <text:p text:style-name="P36"><text:span text:style-name="T37">В связке с<text:s/></text:span>static<text:span text:style-name="T38"><text:s/></text:span><text:span text:style-name="T39">объявить константу.</text:span><text:span text:style-name="T40"><text:s/></text:span></text:p>
              </text:list-item>
            </text:list>
          </table:table-cell>
        </table:table-row>
        <table:table-row table:style-name="TableRow41">
          <table:table-cell table:style-name="TableCell42">
            <text:p text:style-name="TableContents"><text:span text:style-name="T43">Какие есть<text:s/></text:span><text:span text:style-name="T44">варианты использования ключевого слова<text:s/></text:span>try<text:span text:style-name="T45">?</text:span></text:p>
          </table:table-cell>
          <table:table-cell table:style-name="TableCell46">
            <text:p text:style-name="TableContents"><text:span text:style-name="T47">Стандартный и с ресурсами. Оператор<text:s/></text:span>try<text:span text:style-name="T48">/</text:span>catch<text:span text:style-name="T49"><text:s/></text:span><text:span text:style-name="T50">используется для перехватки исключений, возникающих во время выполнения программы. В блоке<text:s/></text:span>try<text:span text:style-name="T51"><text:s/></text:span><text:span text:style-name="T52">находится код, который может сгенерировать исключение, в блоке<text:s/></text:span>catch<text:span text:style-name="T53"><text:s/>код, который выполняется при перехвате исключения. Также есть блок<text:s/></text:span>finally<text:span text:style-name="T54">, в котором находится код, который должен выполниться после блока<text:s/></text:span>try<text:span text:style-name="T55"><text:s/></text:span><text:span text:style-name="T56">или<text:s/></text:span>catch<text:span text:style-name="T57">.<text:s/></text:span><text:span text:style-name="T58">Например, в нем можно закрывать поток файлового ввода/вывода.<text:s/></text:span>Try<text:span text:style-name="T59"><text:s/></text:span><text:span text:style-name="T60">с ресурсами отличается тем, что в него мож</text:span><text:span text:style-name="T61">но в качестве параметра передать ресурс, и после выполнения блока этот ресурс будет автоматически закрыт в неявном<text:s/></text:span>finally<text:span text:style-name="T62">, но для этого он должен реализовывать интерфейс<text:s/></text:span>AutoCloseable<text:span text:style-name="T63">.</text:span></text:p>
          </table:table-cell>
        </table:table-row>
        <table:table-row table:style-name="TableRow64">
          <table:table-cell table:style-name="TableCell65">
            <text:p text:style-name="TableContents"><text:span text:style-name="T66">Какие есть стандартные реализации интерфейса<text:s/></text:span>List<text:span text:style-name="T67"><text:s/></text:span><text:span text:style-name="T68">и в каких ситуациях их нужно использовать?</text:span></text:p>
          </table:table-cell>
          <table:table-cell table:style-name="TableCell69">
            <text:p text:style-name="TableContents">ArrayList&lt;T&gt;, LinkedList&lt;T&gt;, Vector&lt;T&gt;.</text:p>
            <text:p text:style-name="TableContents">ArrayList<text:span text:style-name="T70"><text:s/></text:span><text:span text:style-name="T71">представляет собой<text:s/></text:span><text:span text:style-name="T72">динамически расширяемый массив, в котором есть доступ по индексу.</text:span></text:p>
            <text:p text:style-name="TableContents"><text:span text:style-name="T73">Это означает, что у него быстрая вставка в конец массива, быстрый доступ по индексу, но медленный поиск (если не отсортирован), медленное удаление, медленная произвольная вставка (так как нужно смещать другие элементы). Во многом схож с классом<text:s/></text:span>Vector.<text:s/></text:p>
            <text:p text:style-name="P74">Лучше использовать, когда есть возможность доступа к элементу по индексу, не нужно часто добавлять новые<text:s/><text:soft-page-break/>элементы в произвольное место<text:s/>и не нужно часто осуществлять поиск.</text:p>
            <text:p text:style-name="TableContents">LinkedList<text:span text:style-name="T75"><text:s/></text:span><text:span text:style-name="T76">представляет собой двусвязный список, что означает, что каждый элемент списка хранит ссылки на предыдущий элемент и на следующий. Это обеспечивает быстрые вставку и удаление, так как нужно просто назначить другие ссылки, но медленный поиск, так как нужно пройтись по всем элементам списка. Нет доступа по индексу.</text:span></text:p>
          </table:table-cell>
        </table:table-row>
        <text:soft-page-break/>
        <table:table-row table:style-name="TableRow77">
          <table:table-cell table:style-name="TableCell78">
            <text:p text:style-name="P79">В чём основная идея стримов из пакета java.util.stream?</text:p>
          </table:table-cell>
          <table:table-cell table:style-name="TableCell80">
            <text:p text:style-name="P81">Само понятие<text:s/>стрима<text:s/>определяется как канал передачи данных. Следовательно, поток данных представляет собой последовательность объектов. Поток данных оперирует источником данных, например массивом или коллекцией. В самом потоке данные не хранятся, а только перемещаются и, возможно, фильтруются, сортируются или обрабатываются иным образом в ходе этого процесса. Но, как правило, действие самого потока данных не<text:s/>видоизменяет их источник. Например, сортировка данных в потоке не изменяет их упорядочение в источнике, а, скорее, приводит к созданию нового потока данных, дающего отсортированный результат.</text:p>
          </table:table-cell>
        </table:table-row>
        <table:table-row table:style-name="TableRow82">
          <table:table-cell table:style-name="TableCell83" table:number-columns-spanned="2">
            <text:p text:style-name="P84">Разное</text:p>
          </table:table-cell>
          <table:covered-table-cell/>
        </table:table-row>
        <table:table-row table:style-name="TableRow85">
          <table:table-cell table:style-name="TableCell86">
            <text:p text:style-name="P87">Каким критериям должна удовлетворять<text:s/>«хорошая» хэш-функция?</text:p>
          </table:table-cell>
          <table:table-cell table:style-name="TableCell88">
            <text:p text:style-name="P89">Хорошая хэш-функция должна обеспечивать минимум коллизий, а в идеальном раскладе вообще их не генерировать. Коллизия – это, когда для разных объектов хэш-функция генерирует одинаковое числовое значение.</text:p>
            <text:p text:style-name="P90">Также она должна быть простой, чтобы быстро происходили вычисления, ведь главное преимущество хэш-таблиц – это их скорость.</text:p>
          </table:table-cell>
        </table:table-row>
        <table:table-row table:style-name="TableRow91">
          <table:table-cell table:style-name="TableCell92">
            <text:p text:style-name="TableContents"><text:span text:style-name="T93">В чём причина популярности и широкого распространения кодировки<text:s/></text:span>UTF<text:span text:style-name="T94">-8?</text:span></text:p>
          </table:table-cell>
          <table:table-cell table:style-name="TableCell95">
            <text:p text:style-name="TableContents"><text:span text:style-name="T96">Она позволяет компактно хранить и передавать символы Юникода. Также полностью совместима с<text:s/></text:span>ASCII<text:span text:style-name="T97">.<text:s/></text:span></text:p>
          </table:table-cell>
        </table:table-row>
        <table:table-row table:style-name="TableRow98">
          <table:table-cell table:style-name="TableCell99">
            <text:p text:style-name="TableContents"><text:span text:style-name="T100">Сравните форматы<text:s/></text:span>XML<text:span text:style-name="T101"><text:s/></text:span><text:span text:style-name="T102">и<text:s/></text:span>JSON<text:span text:style-name="T103">.<text:s/></text:span><text:span text:style-name="T104">Когда какой использовать?</text:span></text:p>
          </table:table-cell>
          <table:table-cell table:style-name="TableCell105">
            <text:p text:style-name="TableContents">XML<text:span text:style-name="T106"><text:s/></text:span><text:span text:style-name="T107">формат – это расшир</text:span><text:span text:style-name="T108">яемый</text:span><text:span text:style-name="T109"><text:s/>язык разметки,<text:s/></text:span><text:span text:style-name="T110">предназначен<text:s/></text:span><text:span text:style-name="T111">для хранения и передачи информации в удобном для человека и компьютера виде.</text:span><text:span text:style-name="T112"><text:s/></text:span><text:span text:style-name="T113">В формате XML можно описывать какие-то правила, которые будут применяться к данным, или что-то еще</text:span><text:span text:style-name="T114">.<text:s/></text:span>XML<text:span text:style-name="T115"><text:s/>имеет прямую поддержку типа массива, но он поддерживает много типов данных, таких как числа, текст, изображения, графики, диаграммы и т. д.</text:span></text:p>
            <text:p text:style-name="P116">JSON<text:s/>— текстовый формат обмена данными, основанный на JavaScript. Формат поддерживает текст и числовые типы данных, включая целые и строки. Структурированные данные могут быть представлены, с использованием массивов и объектов.</text:p>
            <text:soft-page-break/>
            <text:p text:style-name="TableContents"><text:span text:style-name="T117">В</text:span> SOAP<text:span text:style-name="T118"><text:s/></text:span>API <text:span text:style-name="T119">возможен только формат</text:span> XML<text:span text:style-name="T120">, а вот</text:span> REST<text:span text:style-name="T121"><text:s/></text:span>API <text:span text:style-name="T122">поддерживает как</text:span> XML<text:span text:style-name="T123">, так и</text:span> JSON<text:span text:style-name="T124">.<text:s/></text:span></text:p>
            <text:p text:style-name="TableContents">JSON<text:span text:style-name="T125"><text:s/></text:span><text:span text:style-name="T126">также легче читается и меньше весит.</text:span></text:p>
            <text:p text:style-name="P127"/>
          </table:table-cell>
        </table:table-row>
        <text:soft-page-break/>
        <table:table-row table:style-name="TableRow128">
          <table:table-cell table:style-name="TableCell129">
            <text:p text:style-name="TableContents"><text:span text:style-name="T130">Опишите что будет происходить «под капотом» после ввода адреса сайта в браузере и нажатия<text:s/></text:span>Enter<text:span text:style-name="T131">?</text:span></text:p>
          </table:table-cell>
          <table:table-cell table:style-name="TableCell132">
            <text:p text:style-name="TableContents"><text:span text:style-name="T133">После ввода адреса и подтверждения, браузеру нужно знать<text:s/></text:span>IP<text:span text:style-name="T134">-</text:span><text:span text:style-name="T135">адрес сервера, для этого он сначала проверяет локальный кэш<text:s/></text:span>DNS<text:span text:style-name="T136">,<text:s/></text:span><text:span text:style-name="T137">если его там нет, то опрашивает кэш ОС и файл<text:s/></text:span>hosts<text:span text:style-name="T138">. Если там нет данных, то браузер обращается к<text:s/></text:span><text:span text:style-name="T139">интернет-провайдеру, который рекурсивно опрашивает<text:s/></text:span>DNS<text:span text:style-name="T140">-</text:span><text:span text:style-name="T141">сервера, пока не найдет нужную запись и не отправит его браузеру.<text:s/></text:span></text:p>
            <text:p text:style-name="TableContents"><text:span text:style-name="T142">После идет проверка на наличие страницы по адресу в кэше браузера, если такой нет, то выполняется<text:s/></text:span>HTTP<text:span text:style-name="T143">(</text:span>S<text:span text:style-name="T144">)-</text:span><text:span text:style-name="T145">запрос<text:s/></text:span>GET<text:span text:style-name="T146"><text:s/></text:span><text:span text:style-name="T147">на порт 80 или 443.<text:s/></text:span></text:p>
            <text:p text:style-name="TableContents"><text:span text:style-name="T148">После получения ответа от сервера браузер получил файл<text:s/></text:span>HTML<text:span text:style-name="T149">,<text:s/></text:span><text:span text:style-name="T150">и если длина данных больше нуля и тип контента поддерживается браузером, то он начинает строить<text:s/></text:span>DOM<text:span text:style-name="T151">-дерево</text:span><text:span text:style-name="T152">. После чего происходит подгрузка материалом для страницы и отрисовка самой страницы движком браузера.</text:span>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</table:table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rthur Stark</dc:creator>
    <meta:creation-date>2017-10-20T23:40:00Z</meta:creation-date>
    <dc:date>2021-10-03T18:13:00Z</dc:date>
    <meta:template xlink:href="Normal.dotm" xlink:type="simple"/>
    <meta:editing-cycles>4</meta:editing-cycles>
    <meta:editing-duration>PT4740S</meta:editing-duration>
    <meta:document-statistic meta:page-count="3" meta:paragraph-count="10" meta:word-count="818" meta:character-count="5472" meta:row-count="38" meta:non-whitespace-character-count="4664"/>
  </office:meta>
</office:document-meta>
</file>